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67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5.332cm"/>
    </style:style>
    <style:style style:name="co6" style:family="table-column">
      <style:table-column-properties fo:break-before="auto" style:column-width="6.0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 table:number-columns-spanned="5" table:number-rows-spanned="1">
            <text:p>5W</text:p>
          </table:table-cell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2H</text:p>
          </table:table-cell>
          <table:covered-table-cell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What</text:p>
          </table:table-cell>
          <table:table-cell table:style-name="ce2" office:value-type="string" calcext:value-type="string">
            <text:p>Why</text:p>
          </table:table-cell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Where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How</text:p>
          </table:table-cell>
          <table:table-cell table:style-name="ce2" office:value-type="string" calcext:value-type="string">
            <text:p>How Much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ção</text:p>
            <text:p>Problema</text:p>
            <text:p>Desafio</text:p>
          </table:table-cell>
          <table:table-cell table:style-name="ce3" office:value-type="string" calcext:value-type="string">
            <text:p>Justificativa,</text:p>
            <text:p>Explicação,</text:p>
            <text:p>Motivo</text:p>
          </table:table-cell>
          <table:table-cell table:style-name="ce3" office:value-type="string" calcext:value-type="string">
            <text:p>Responsável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Prazo,</text:p>
            <text:p>Cronograma</text:p>
          </table:table-cell>
          <table:table-cell table:style-name="ce3" office:value-type="string" calcext:value-type="string">
            <text:p>Procedimento,</text:p>
            <text:p>Etapas</text:p>
          </table:table-cell>
          <table:table-cell table:style-name="ce3" office:value-type="string" calcext:value-type="string">
            <text:p>Custos,</text:p>
            <text:p>Desembolsos</text:p>
          </table:table-cell>
          <table:table-cell table:number-columns-repeated="1017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3:38:43.546052450</meta:creation-date>
    <dc:date>2017-03-12T14:15:38.040612897</dc:date>
    <meta:editing-duration>PT21M20S</meta:editing-duration>
    <meta:editing-cycles>6</meta:editing-cycles>
    <meta:generator>LibreOffice/4.2.8.2$Linux_X86_64 LibreOffice_project/420m0$Build-2</meta:generator>
    <meta:document-statistic meta:table-count="1" meta:cell-count="16" meta:object-count="0"/>
  </office:meta>
</office:document-meta>
</file>